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labeling sche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rong</text:p>
          </table:table-cell>
          <table:table-cell table:style-name="Default" office:value-type="string" calcext:value-type="string">
            <text:p>coorect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ATproS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formula="of:=[.D5]-[.E5]" office:value-type="float" office:value="92" calcext:value-type="float">
            <text:p>92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ATproS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Default" table:formula="of:=[.D6]-[.E6]"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ATproS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Default" table:formula="of:=[.D7]-[.E7]" office:value-type="float" office:value="84" calcext:value-type="float">
            <text:p>84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ATproS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Default" table:formula="of:=[.D8]-[.E8]" office:value-type="float" office:value="59" calcext:value-type="float">
            <text:p>59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ATpro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Default" table:formula="of:=[.D9]-[.E9]" office:value-type="float" office:value="71" calcext:value-type="float">
            <text:p>71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ATproS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Default" table:formula="of:=[.D10]-[.E10]"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ATproS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[.D11]-[.E11]"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Apro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Default" table:formula="of:=[.D13]-[.E13]"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AproS</text:p>
          </table:table-cell>
          <table:table-cell/>
          <table:table-cell office:value-type="string" calcext:value-type="string">
            <text:p>COPMARE.SH!</text:p>
          </table:table-cell>
          <table:table-cell table:style-name="Default" table:formula="of:=[.D14]-[.E14]" office:value-type="string" office:string-value="" calcext:value-type="error">
            <text:p>#VALUE!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style-name="Default" table:formula="of:=[.D15]-[.E15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style-name="Default" table:formula="of:=[.D16]-[.E16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style-name="Default" table:formula="of:=[.D17]-[.E17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style-name="Default" table:formula="of:=[.D18]-[.E18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AproS</text:p>
          </table:table-cell>
          <table:table-cell table:number-columns-repeated="2"/>
          <table:table-cell table:style-name="Default" table:formula="of:=[.D19]-[.E19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glu_cyclase_apo_chainA</text:p>
          </table:table-cell>
          <table:table-cell office:value-type="string" calcext:value-type="string">
            <text:p>MILVpr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Default" table:formula="of:=[.D21]-[.E21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string" calcext:value-type="string">
            <text:p>MILVpro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Default" table:formula="of:=[.D22]-[.E22]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hu_ELOVL_fatty_acid_elongase_chainA</text:p>
          </table:table-cell>
          <table:table-cell office:value-type="string" calcext:value-type="string">
            <text:p>MILVpro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Default" table:formula="of:=[.D23]-[.E23]"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string" calcext:value-type="string">
            <text:p>MILVpro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formula="of:=[.D24]-[.E24]"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carbionic anhydrase</text:p>
          </table:table-cell>
          <table:table-cell office:value-type="string" calcext:value-type="string">
            <text:p>MILVpro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formula="of:=[.D25]-[.E25]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YRP1</text:p>
          </table:table-cell>
          <table:table-cell office:value-type="string" calcext:value-type="string">
            <text:p>MILVpro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formula="of:=[.D26]-[.E26]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etanus toxin</text:p>
          </table:table-cell>
          <table:table-cell office:value-type="string" calcext:value-type="string">
            <text:p>MILVpro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Default" table:formula="of:=[.D27]-[.E27]"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popt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MILVpro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ILVAproS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MILVATpro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ILVATproR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2" table:formula="of:=[.D39]/[.E39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39]/[.K39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2" table:formula="of:=[.P39]/[.Q39]" office:value-type="float" office:value="0.954545454545455" calcext:value-type="float">
            <text:p>0.954545454545455</text:p>
          </table:table-cell>
          <table:table-cell table:number-columns-repeated="2"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table:formula="of:=[.W39]/[.X39]" office:value-type="float" office:value="0.980392156862745" calcext:value-type="float">
            <text:p>0.980392156862745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2" table:formula="of:=[.D40]/[.E40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40]/[.K40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2" table:formula="of:=[.P40]/[.Q40]" office:value-type="float" office:value="0.954545454545455" calcext:value-type="float">
            <text:p>0.954545454545455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table:formula="of:=[.W40]/[.X40]" office:value-type="float" office:value="0.980392156862745" calcext:value-type="float">
            <text:p>0.980392156862745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table:formula="of:=[.D41]/[.E41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41]/[.K41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2" table:formula="of:=[.P41]/[.Q41]" office:value-type="float" office:value="0.954545454545455" calcext:value-type="float">
            <text:p>0.954545454545455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table:formula="of:=[.W41]/[.X41]" office:value-type="float" office:value="0.980392156862745" calcext:value-type="float">
            <text:p>0.980392156862745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D42]/[.E42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42]/[.K42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P42]/[.Q42]" office:value-type="float" office:value="0.954545454545455" calcext:value-type="float">
            <text:p>0.95454545454545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W42]/[.X42]" office:value-type="float" office:value="0.980392156862745" calcext:value-type="float">
            <text:p>0.98039215686274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D43]/[.E43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43]/[.K43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P43]/[.Q43]" office:value-type="float" office:value="0.954545454545455" calcext:value-type="float">
            <text:p>0.9545454545454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W43]/[.X43]" office:value-type="float" office:value="0.980392156862745" calcext:value-type="float">
            <text:p>0.980392156862745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D44]/[.E44]" office:value-type="float" office:value="0.90625" calcext:value-type="float">
            <text:p>0.9062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44]/[.K44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P44]/[.Q44]" office:value-type="float" office:value="0.954545454545455" calcext:value-type="float">
            <text:p>0.95454545454545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W44]/[.X44]" office:value-type="float" office:value="0.94" calcext:value-type="float">
            <text:p>0.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D45]/[.E45]" office:value-type="float" office:value="0.870967741935484" calcext:value-type="float">
            <text:p>0.8709677419354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45]/[.K45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P45]/[.Q45]" office:value-type="float" office:value="0.954545454545455" calcext:value-type="float">
            <text:p>0.95454545454545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W45]/[.X45]" office:value-type="float" office:value="0.94" calcext:value-type="float">
            <text:p>0.94</text:p>
          </table:table-cell>
        </table:table-row>
        <table:table-row table:style-name="ro1" table:number-rows-repeated="8"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D54]/[.E54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2" table:formula="of:=[.J54]/[.K54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P54]/[.Q54]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" table:formula="of:=[.W54]/[.X5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table:formula="of:=[.D55]/[.E55]" office:value-type="float" office:value="0.96875" calcext:value-type="float">
            <text:p>0.96875</text:p>
          </table:table-cell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2" table:formula="of:=[.J55]/[.K55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P55]/[.Q55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" table:formula="of:=[.W55]/[.X5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table:formula="of:=[.D56]/[.E56]" office:value-type="float" office:value="0.96875" calcext:value-type="float">
            <text:p>0.9687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2" table:formula="of:=[.J56]/[.K56]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P56]/[.Q56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2" table:formula="of:=[.W56]/[.X5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D57]/[.E57]" office:value-type="float" office:value="0.885714285714286" calcext:value-type="float">
            <text:p>0.885714285714286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[.J57]/[.K57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P57]/[.Q57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W57]/[.X5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D58]/[.E58]" office:value-type="float" office:value="0.885714285714286" calcext:value-type="float">
            <text:p>0.8857142857142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J58]/[.K58]" office:value-type="float" office:value="0.974358974358974" calcext:value-type="float">
            <text:p>0.97435897435897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P58]/[.Q58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W58]/[.X5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D59]/[.E59]" office:value-type="float" office:value="0.885714285714286" calcext:value-type="float">
            <text:p>0.88571428571428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J59]/[.K59]" office:value-type="float" office:value="0.974358974358974" calcext:value-type="float">
            <text:p>0.974358974358974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P59]/[.Q59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W59]/[.X5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D60]/[.E60]" office:value-type="float" office:value="0.885714285714286" calcext:value-type="float">
            <text:p>0.8857142857142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J60]/[.K60]" office:value-type="float" office:value="0.974358974358974" calcext:value-type="float">
            <text:p>0.9743589743589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P60]/[.Q60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W60]/[.X60]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table:formula="of:=[.D65]/[.E65]" office:value-type="float" office:value="1" calcext:value-type="float">
            <text:p>1</text:p>
          </table:table-cell>
          <table:table-cell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2" table:formula="of:=[.J65]/[.K65]" office:value-type="float" office:value="1" calcext:value-type="float">
            <text:p>1</text:p>
          </table:table-cell>
          <table:table-cell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2" table:formula="of:=[.P65]/[.Q6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table:formula="of:=[.W65]/[.X6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table:formula="of:=[.D66]/[.E6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2" table:formula="of:=[.J66]/[.K6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2" table:formula="of:=[.P66]/[.Q66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table:formula="of:=[.W66]/[.X6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table:formula="of:=[.D67]/[.E6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2" table:formula="of:=[.J67]/[.K6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2" table:formula="of:=[.P67]/[.Q67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table:formula="of:=[.W67]/[.X6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D68]/[.E6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J68]/[.K6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P68]/[.Q68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W68]/[.X6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D69]/[.E6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J69]/[.K6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P69]/[.Q69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W69]/[.X6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D70]/[.E70]" office:value-type="float" office:value="0.947368421052632" calcext:value-type="float">
            <text:p>0.947368421052632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J70]/[.K70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P70]/[.Q70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W70]/[.X7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D71]/[.E71]" office:value-type="float" office:value="0.947368421052632" calcext:value-type="float">
            <text:p>0.9473684210526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J71]/[.K7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P71]/[.Q71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W71]/[.X71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D75]/[.E75]" office:value-type="float" office:value="1" calcext:value-type="float">
            <text:p>1</text:p>
          </table:table-cell>
          <table:table-cell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2" table:formula="of:=[.J75]/[.K75]" office:value-type="float" office:value="1" calcext:value-type="float">
            <text:p>1</text:p>
          </table:table-cell>
          <table:table-cell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ce2" table:formula="of:=[.P75]/[.Q7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table:formula="of:=[.W75]/[.X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D76]/[.E7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table:formula="of:=[.J76]/[.K76]" office:value-type="float" office:value="0.975" calcext:value-type="float">
            <text:p>0.97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table:formula="of:=[.P76]/[.Q76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style-name="ce2" table:formula="of:=[.W76]/[.X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" table:formula="of:=[.D77]/[.E7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" table:formula="of:=[.J77]/[.K77]" office:value-type="float" office:value="0.975" calcext:value-type="float">
            <text:p>0.9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table:formula="of:=[.P77]/[.Q77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2" table:formula="of:=[.W77]/[.X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78]/[.E7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J78]/[.K78]" office:value-type="float" office:value="0.975" calcext:value-type="float">
            <text:p>0.975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P78]/[.Q78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/>
          <table:table-cell table:formula="of:=[.W78]/[.X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79]/[.E7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J79]/[.K79]" office:value-type="float" office:value="0.975" calcext:value-type="float">
            <text:p>0.9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P79]/[.Q79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table:formula="of:=[.W79]/[.X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80]/[.E80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J80]/[.K80]" office:value-type="float" office:value="0.975" calcext:value-type="float">
            <text:p>0.97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P80]/[.Q80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/>
          <table:table-cell table:formula="of:=[.W80]/[.X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81]/[.E8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J81]/[.K81]" office:value-type="float" office:value="0.975" calcext:value-type="float">
            <text:p>0.9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P81]/[.Q81]" office:value-type="float" office:value="0.983870967741936" calcext:value-type="float">
            <text:p>0.9838709677419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[.W81]/[.X81]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table:formula="of:=[.D85]/[.E85]" office:value-type="float" office:value="1" calcext:value-type="float">
            <text:p>1</text:p>
          </table:table-cell>
          <table:table-cell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table:formula="of:=[.J85]/[.K85]" office:value-type="float" office:value="1" calcext:value-type="float">
            <text:p>1</text:p>
          </table:table-cell>
          <table:table-cell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table:formula="of:=[.P85]/[.Q8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table:formula="of:=[.W85]/[.X8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table:formula="of:=[.D86]/[.E8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table:formula="of:=[.J86]/[.K8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table:formula="of:=[.P86]/[.Q86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" table:formula="of:=[.W86]/[.X8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table:formula="of:=[.D87]/[.E8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table:formula="of:=[.J87]/[.K8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table:formula="of:=[.P87]/[.Q87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" table:formula="of:=[.W87]/[.X8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D88]/[.E8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88]/[.K8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P88]/[.Q88]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W88]/[.X8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D89]/[.E8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89]/[.K8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P89]/[.Q89]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W89]/[.X8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]/[.E9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J90]/[.K90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P90]/[.Q90]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W90]/[.X9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]/[.E9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J91]/[.K9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P91]/[.Q91]" office:value-type="float" office:value="0.916666666666667" calcext:value-type="float">
            <text:p>0.9166666666666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W91]/[.X91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D95]/[.E95]" office:value-type="float" office:value="1" calcext:value-type="float">
            <text:p>1</text:p>
          </table:table-cell>
          <table:table-cell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2" table:formula="of:=[.J95]/[.K95]" office:value-type="float" office:value="1" calcext:value-type="float">
            <text:p>1</text:p>
          </table:table-cell>
          <table:table-cell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P95]/[.Q9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2" table:formula="of:=[.W95]/[.X9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D96]/[.E9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2" table:formula="of:=[.J96]/[.K96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2" table:formula="of:=[.P96]/[.Q96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W96]/[.X9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D97]/[.E9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2" table:formula="of:=[.J97]/[.K97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2" table:formula="of:=[.P97]/[.Q97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W97]/[.X9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D98]/[.E9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98]/[.K98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P98]/[.Q98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W98]/[.X9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D99]/[.E9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99]/[.K99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P99]/[.Q99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W99]/[.X9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D100]/[.E100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100]/[.K100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P100]/[.Q100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W100]/[.X10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D101]/[.E10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J101]/[.K10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P101]/[.Q101]" office:value-type="float" office:value="0.962962962962963" calcext:value-type="float">
            <text:p>0.9629629629629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W101]/[.X101]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2" table:formula="of:=[.D106]/[.E106]" office:value-type="float" office:value="1" calcext:value-type="float">
            <text:p>1</text:p>
          </table:table-cell>
          <table:table-cell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106]/[.K106]" office:value-type="float" office:value="1" calcext:value-type="float">
            <text:p>1</text:p>
          </table:table-cell>
          <table:table-cell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P106]/[.Q10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2" table:formula="of:=[.W106]/[.X10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2" table:formula="of:=[.D107]/[.E107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107]/[.K107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P107]/[.Q107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2" table:formula="of:=[.W107]/[.X10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2" table:formula="of:=[.D108]/[.E108]" office:value-type="float" office:value="0.933333333333333" calcext:value-type="float">
            <text:p>0.933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" table:formula="of:=[.J108]/[.K108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2" table:formula="of:=[.P108]/[.Q108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2" table:formula="of:=[.W108]/[.X10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D109]/[.E109]" office:value-type="float" office:value="0.933333333333333" calcext:value-type="float">
            <text:p>0.933333333333333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109]/[.K109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P109]/[.Q109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W109]/[.X10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D110]/[.E110]" office:value-type="float" office:value="0.933333333333333" calcext:value-type="float">
            <text:p>0.9333333333333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110]/[.K110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P110]/[.Q110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W110]/[.X1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D111]/[.E111]" office:value-type="float" office:value="0.903225806451613" calcext:value-type="float">
            <text:p>0.90322580645161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J111]/[.K111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P111]/[.Q111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W111]/[.X1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Default" table:formula="of:=[.D112]/[.E112]" office:value-type="float" office:value="0.903225806451613" calcext:value-type="float">
            <text:p>0.9032258064516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Default" table:formula="of:=[.J112]/[.K112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Default" table:formula="of:=[.P112]/[.Q112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Default" table:formula="of:=[.W112]/[.X112]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phosp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117]/[.E117]" office:value-type="float" office:value="1" calcext:value-type="float">
            <text:p>1</text:p>
          </table:table-cell>
          <table:table-cell/>
          <table:table-cell office:value-type="string" calcext:value-type="string">
            <text:p>phosp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2" table:formula="of:=[.J117]/[.K117]" office:value-type="float" office:value="1" calcext:value-type="float">
            <text:p>1</text:p>
          </table:table-cell>
          <table:table-cell/>
          <table:table-cell office:value-type="string" calcext:value-type="string">
            <text:p>phosp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2" table:formula="of:=[.P117]/[.Q11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osp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2" table:formula="of:=[.W117]/[.X11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118]/[.E118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2" table:formula="of:=[.J118]/[.K118]" office:value-type="float" office:value="1" calcext:value-type="float">
            <text:p>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2" table:formula="of:=[.P118]/[.Q118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2" table:formula="of:=[.W118]/[.X11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119]/[.E11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2" table:formula="of:=[.J119]/[.K11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2" table:formula="of:=[.P119]/[.Q119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2" table:formula="of:=[.W119]/[.X11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120]/[.E120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120]/[.K120]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P120]/[.Q120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W120]/[.X12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121]/[.E121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121]/[.K121]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P121]/[.Q121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W121]/[.X12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122]/[.E122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J122]/[.K122]" office:value-type="float" office:value="1" calcext:value-type="float">
            <text:p>1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P122]/[.Q122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W122]/[.X12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Default" table:formula="of:=[.D123]/[.E123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Default" table:formula="of:=[.J123]/[.K123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Default" table:formula="of:=[.P123]/[.Q123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Default" table:formula="of:=[.W123]/[.X12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2T09:46:46.034000000</dc:date>
    <meta:editing-duration>PT12H12M35S</meta:editing-duration>
    <meta:editing-cycles>8</meta:editing-cycles>
    <meta:generator>LibreOffice/7.4.4.2$Windows_X86_64 LibreOffice_project/85569322deea74ec9134968a29af2df5663baa21</meta:generator>
    <meta:document-statistic meta:table-count="1" meta:cell-count="1018" meta:object-count="0"/>
  </office:meta>
</office:document-meta>
</file>